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text-properties fo:font-weight="bold" style:font-weight-asian="bold" style:font-weight-complex="bold"/>
    </style:style>
    <style:style style:name="P6" style:family="paragraph" style:parent-style-name="Standard">
      <style:text-properties fo:font-size="13pt" fo:font-weight="bold" style:font-size-asian="13pt" style:font-weight-asian="bold" style:font-size-complex="13pt" style:font-weight-complex="bold"/>
    </style:style>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9"/>
    <style:style style:name="P12" style:family="paragraph" style:parent-style-name="Standard" style:list-style-name="L10"/>
    <style:style style:name="P13" style:family="paragraph" style:parent-style-name="Standard" style:list-style-name="L11"/>
    <style:style style:name="P14" style:family="paragraph" style:parent-style-name="Standard" style:list-style-name="L12"/>
    <style:style style:name="P15" style:family="paragraph" style:parent-style-name="Standard" style:list-style-name="L1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oa noite Rav, shalom.</text:p>
      <text:p text:style-name="Standard"/>
      <text:p text:style-name="Standard">Estive nestas ultimas duas semanas trabalhado e inclusive pensado no melhor tipo de formação na área de informática, mas, mais especificamente, na área de desenvolvimento Web (ou para internet).</text:p>
      <text:p text:style-name="Standard"/>
      <text:p text:style-name="Standard">A Informática se subdivide em MUITAS área de atuação. <text:s/>Entre elas podemos listar as que eu conheço e que em alguns momentos até atuei nelas nestes últimos 11 anos de profissão na área:</text:p>
      <text:p text:style-name="Standard"/>
      <text:list xml:id="list7873742419568057731" text:style-name="L2">
        <text:list-item>
          <text:list>
            <text:list-item>
              <text:p text:style-name="P2">Suporte A Servidores Linux / Windows;</text:p>
            </text:list-item>
            <text:list-item>
              <text:p text:style-name="P2">Suporte Técnico de Redes;</text:p>
            </text:list-item>
            <text:list-item>
              <text:p text:style-name="P2">Programação Web (Back-end / Front-end);</text:p>
            </text:list-item>
            <text:list-item>
              <text:p text:style-name="P2">Design Gráfico;</text:p>
            </text:list-item>
            <text:list-item>
              <text:p text:style-name="P2">Desenvolvedor PHP;</text:p>
            </text:list-item>
            <text:list-item>
              <text:p text:style-name="P2">Desenvolvedor C# ASP.NET;</text:p>
            </text:list-item>
            <text:list-item>
              <text:p text:style-name="P2">Desenvolvedor JavaEE;</text:p>
            </text:list-item>
            <text:list-item>
              <text:p text:style-name="P2">Desenvolvedor Mobile Android / IOS;</text:p>
            </text:list-item>
            <text:list-item>
              <text:p text:style-name="P2">Desenvolvedor HTML5;</text:p>
            </text:list-item>
            <text:list-item>
              <text:p text:style-name="P2">Desenvolvedor de jogos Online;</text:p>
            </text:list-item>
          </text:list>
        </text:list-item>
      </text:list>
      <text:p text:style-name="Standard"/>
      <text:p text:style-name="Standard">Como o senhor já havia dito que <text:span text:style-name="T1">a comunidade precisa de cursos intensivos de forma a pessoa aprender e ser o mais rapidamente absorvido pelo mercado de trabalho</text:span>, então pensei em dois tipos de formação:</text:p>
      <text:p text:style-name="Standard"/>
      <text:list xml:id="list4475318003299908477" text:style-name="L1">
        <text:list-item>
          <text:list>
            <text:list-item>
              <text:p text:style-name="P1">a primeira e que atuo que é chamada de desenvolvedor Back-end (programador de funcionalidades para sistemas <text:s/>e sites), <text:span text:style-name="T1">tive de descartar pois trata-se de uma formação de tempo mais abrangente </text:span>e necessitaria de 6 a 1 ano e meio de curso, treino e desenvolvimento de sistemas online já feitos pelo aluno para apresentar nas entrevistas de trabalho, além de estar cursando um curso superior (na área de Tecnologia da Informação) ou já ter cursado para conseguir chances de ser contratado.</text:p>
              <text:p text:style-name="P1"/>
            </text:list-item>
            <text:list-item>
              <text:p text:style-name="P1"><text:span text:style-name="T1">Então pensei numa segunda opção</text:span> que <text:span text:style-name="T1">não exige nível superior</text:span> e não exige uma bagagem muito grande de programação, conhecimentos específicos. <text:s/>Esta área é chamada de Front-end. <text:s/>O Front-end ou conhecido também como Programador HTML5 ou Web Designer é um profissional que auxilia o Programador Back-end. <text:s/>Um curso para formar esse tipo de profissional presumo que no máximo 3 meses já seria possível ele ser absorvido pelo mercado de trabalho (óbvio se ele se emprenhar muito).</text:p>
            </text:list-item>
          </text:list>
        </text:list-item>
      </text:list>
      <text:p text:style-name="Standard"/>
      <text:p text:style-name="Standard">Eu havia pensado em ministrar este curso na Sinagoga, mas, ao refletir nos requisitos que este tipo de profissional precisa para ser realmente um profissional, tive de levantar uma plataforma Online de EAD (Ensino a Distância) ou mais conhecida como Plataforma AVA (Ambiente Virtual de Aprendizagem) para ministrar a formação com vários recursos de aprendizagem:</text:p>
      <text:p text:style-name="Standard"/>
      <text:list xml:id="list8735399046664714506" text:style-name="L3">
        <text:list-item>
          <text:list>
            <text:list-item>
              <text:p text:style-name="P3">Chat Online diretamente com o Instrutor;</text:p>
            </text:list-item>
            <text:list-item>
              <text:p text:style-name="P3">Video conferência Online com compartilhamento de tela, acesso remoto a máquina do aluno para orientar com as suas dúvidas e dificuldades;</text:p>
            </text:list-item>
            <text:list-item>
              <text:p text:style-name="P3">Conteúdo de texto para leitura extra, apostilas em formato PDF, vídeos de aulas anteriores já gravadas na plataforma e questionários online para validar o aproveitamento e conhecimento absorvido de cada Módulo;</text:p>
            </text:list-item>
          </text:list>
        </text:list-item>
      </text:list>
      <text:p text:style-name="Standard"/>
      <text:p text:style-name="P6">Diferencial deste curso, para um curso ministrado ai fora:</text:p>
      <text:list xml:id="list1937926115046901675" text:style-name="L4">
        <text:list-item>
          <text:list>
            <text:list-item>
              <text:p text:style-name="P4">Ao final do curso o aluno terá um espaço (por exemplo: <text:span text:style-name="T2"><text:s/>siswebmobile.com.br/jose-</text:span><text:soft-page-break/><text:span text:style-name="T2">antonio/ </text:span>) no servidor para publicar seus trabalhos desenvolvidos para servir <text:s/>de portfólio que será apresentado nas entrevistas futuras;</text:p>
            </text:list-item>
            <text:list-item>
              <text:p text:style-name="P4">Formação de uma <text:span text:style-name="T2">Cooperativa de Desenvolvedores </text:span>para participar em projetos Free-lance que aparecerem conforme dedicação dos alunos;</text:p>
            </text:list-item>
            <text:list-item>
              <text:p text:style-name="P4">Palestras com profissionais da empresa onde trabalho que estarão passando uma visão e experiência de como entrar nesta área de conhecimento.</text:p>
            </text:list-item>
          </text:list>
        </text:list-item>
      </text:list>
      <text:p text:style-name="Standard"/>
      <text:p text:style-name="P5">Pré-requisitos fundamentais para o aluno participar:</text:p>
      <text:list xml:id="list7748344294422936052" text:style-name="L5">
        <text:list-item>
          <text:list>
            <text:list-item>
              <text:p text:style-name="P7">Estar cursando ou ter concluído o Ensino Médio (2º grau);</text:p>
            </text:list-item>
            <text:list-item>
              <text:p text:style-name="P7">Possuir idade a partir de 16 anos;</text:p>
            </text:list-item>
            <text:list-item>
              <text:p text:style-name="P7">Possuir um Computador ou Notebook com pelo menos 2GB de RAM e com acesso ininterrupto a Internet;</text:p>
            </text:list-item>
          </text:list>
        </text:list-item>
      </text:list>
      <text:p text:style-name="Standard"/>
      <text:p text:style-name="P5">Limitações técnicas de infra estrutura por conta de ser uma plataforma gratuita:</text:p>
      <text:list xml:id="list300488011272045751" text:style-name="L6">
        <text:list-item>
          <text:list>
            <text:list-item>
              <text:p text:style-name="P8">Poderei fechar turmas de apenas 9 alunos por vez;</text:p>
            </text:list-item>
            <text:list-item>
              <text:p text:style-name="P8"/>
            </text:list-item>
          </text:list>
        </text:list-item>
      </text:list>
      <text:p text:style-name="Standard"/>
      <text:p text:style-name="Standard">Segue aqui o vídeo de minha apresentação da Plataforma:</text:p>
      <text:p text:style-name="Standard"/>
      <text:p text:style-name="Standard"><text:s text:c="2"/><text:tab/>- </text:p>
      <text:p text:style-name="Standard"/>
      <text:p text:style-name="Standard"/>
      <text:p text:style-name="Standard">Conteúdo programático temporário da formação:</text:p>
      <text:p text:style-name="Standard"><text:tab/>Fundamentos de Computação e da internet:</text:p>
      <text:list xml:id="list8093224333025228898" text:style-name="L9">
        <text:list-item>
          <text:list>
            <text:list-item>
              <text:p text:style-name="P11">A origem dos computadores e sua evolução;</text:p>
            </text:list-item>
            <text:list-item>
              <text:p text:style-name="P11">Como funciona a Internet, história e recursos;</text:p>
            </text:list-item>
            <text:list-item>
              <text:p text:style-name="P11">Questionário de Avaliação de cada módulo (nota mínima 6.0 para se qualificar);</text:p>
            </text:list-item>
            <text:list-item>
              <text:p text:style-name="P11">Questões discursivas para entender o que o aluno está realmente pensando;</text:p>
            </text:list-item>
          </text:list>
        </text:list-item>
      </text:list>
      <text:p text:style-name="Standard"/>
      <text:p text:style-name="Standard"><text:tab/>Introdução ao HTML e HTML5</text:p>
      <text:list xml:id="list8839451225373942246" text:style-name="L8">
        <text:list-item>
          <text:list>
            <text:list-item>
              <text:p text:style-name="P10">Como surgiu a linguagem de marcação de texto HTML?</text:p>
            </text:list-item>
            <text:list-item>
              <text:p text:style-name="P10">O HTML5, melhoria visual;</text:p>
            </text:list-item>
            <text:list-item>
              <text:p text:style-name="P10">Ferramentas de produtividade open source;</text:p>
            </text:list-item>
            <text:list-item>
              <text:p text:style-name="P10">Exemplos práticos;</text:p>
            </text:list-item>
          </text:list>
        </text:list-item>
      </text:list>
      <text:p text:style-name="Standard"/>
      <text:p text:style-name="Standard"><text:tab/>Curso de Gimp</text:p>
      <text:list xml:id="list4641378478364075967" text:style-name="L7">
        <text:list-item>
          <text:p text:style-name="P9">Poderosa ferramenta para tratar imagens e protopipar layouts de sites;</text:p>
        </text:list-item>
      </text:list>
      <text:p text:style-name="Standard"/>
      <text:p text:style-name="Standard"><text:tab/>Iniciando com o CSS3</text:p>
      <text:list xml:id="list9106209581439581386" text:style-name="L10">
        <text:list-item>
          <text:list>
            <text:list-item>
              <text:p text:style-name="P12">Apresentando CSS e CSS3;</text:p>
            </text:list-item>
            <text:list-item>
              <text:p text:style-name="P12">Montando o primeiro layout;</text:p>
            </text:list-item>
            <text:list-item>
              <text:p text:style-name="P12">Exemplos práticos;</text:p>
            </text:list-item>
          </text:list>
        </text:list-item>
      </text:list>
      <text:p text:style-name="Standard"/>
      <text:p text:style-name="Standard"><text:tab/>Introdução ao Javascript</text:p>
      <text:list xml:id="list824414433577969277" text:style-name="L11">
        <text:list-item>
          <text:list>
            <text:list-item>
              <text:p text:style-name="P13">A linguagem de programação Javascript;</text:p>
            </text:list-item>
            <text:list-item>
              <text:p text:style-name="P13">Algoritmos e Lógica de programação Javascript;</text:p>
            </text:list-item>
            <text:list-item>
              <text:p text:style-name="P13">Exemplos práticos;</text:p>
            </text:list-item>
          </text:list>
        </text:list-item>
      </text:list>
      <text:p text:style-name="Standard"/>
      <text:p text:style-name="Standard"><text:tab/>Biblioteca jQuery</text:p>
      <text:list xml:id="list6580998571028823630" text:style-name="L12">
        <text:list-item>
          <text:list>
            <text:list-item>
              <text:p text:style-name="P14">O que é jQuery?</text:p>
            </text:list-item>
            <text:list-item>
              <text:p text:style-name="P14">Recursos e utilidades;</text:p>
            </text:list-item>
            <text:list-item>
              <text:p text:style-name="P14"><text:soft-page-break/>Exemplos práticos;</text:p>
            </text:list-item>
          </text:list>
        </text:list-item>
      </text:list>
      <text:p text:style-name="Standard"><text:tab/></text:p>
      <text:p text:style-name="Standard"><text:tab/>Laboratório de Desenvolvimento de Sites:</text:p>
      <text:list xml:id="list9055766118623469289" text:style-name="L13">
        <text:list-item>
          <text:p text:style-name="P15">Funcionará em todos os módulos práticos.</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OpenSymbol1"/>
    </style:style>
    <style:style style:name="WW8Num4z0" style:family="text">
      <style:text-properties style:font-name="Symbol" style:font-name-complex="OpenSymbol1"/>
    </style:style>
    <style:style style:name="WW8Num7z0" style:family="text">
      <style:text-properties style:font-name="Symbol" style:font-name-complex="OpenSymbol1"/>
    </style:style>
    <style:style style:name="WW8Num5z0" style:family="text">
      <style:text-properties style:font-name="Symbol" style:font-name-complex="OpenSymbol1"/>
    </style:style>
    <style:style style:name="WW8Num6z0" style:family="text">
      <style:text-properties style:font-name="Symbol"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o Melo</meta:initial-creator>
    <meta:creation-date>2016-04-14T23:32:17</meta:creation-date>
    <meta:document-statistic meta:table-count="0" meta:image-count="0" meta:object-count="0" meta:page-count="3" meta:paragraph-count="60" meta:word-count="732" meta:character-count="4533"/>
    <dc:date>2016-04-15T02:08:44</dc:date>
    <dc:creator>Roberto Melo</dc:creator>
    <meta:editing-duration>PT1H32M15S</meta:editing-duration>
    <meta:editing-cycles>1</meta:editing-cycles>
    <meta:generator>OpenOffice/4.1.1$Unix OpenOffice.org_project/411m6$Build-9775</meta:generator>
  </office:meta>
</office:document-meta>
</file>